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pplicationDefinitionListImpl.get( ObjectID obje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ListImpl.add( PortletApplication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ListImpl.PortletApplicationDefinition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